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17c381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17c381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17c381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17c381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17c381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17c381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17c381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17c381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b0ffd" officeooo:paragraph-rsid="001b0ffd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4be408" style:font-name-asian="Times New Roman1" style:font-weight-asian="bold" style:font-size-complex="14pt"/>
    </style:style>
    <style:style style:name="P13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84c54" officeooo:paragraph-rsid="001f1e98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4" style:family="paragraph" style:parent-style-name="Standard" style:master-page-name="">
      <style:paragraph-properties fo:text-align="start" style:justify-single-word="false" fo:hyphenation-ladder-count="no-limit" style:page-number="auto"/>
      <style:text-properties style:font-name="Times New Roman" fo:font-size="12pt" fo:language="uk" fo:country="UA" fo:font-weight="bold" officeooo:rsid="00752f12" officeooo:paragraph-rsid="001b698b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1b698b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7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1a1b41" style:font-size-asian="12pt" style:font-weight-asian="bold" style:font-size-complex="12pt" style:font-weight-complex="bold"/>
    </style:style>
    <style:style style:name="P18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17c381" style:font-size-asian="12pt" style:font-size-complex="12pt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17c38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7c381" style:font-name-asian="Times New Roman1" style:font-size-asian="12pt" style:font-weight-asian="bold" style:font-size-complex="12pt"/>
    </style:style>
    <style:style style:name="P21" style:family="paragraph" style:parent-style-name="Standard">
      <style:paragraph-properties fo:text-align="start" style:justify-single-word="false" fo:hyphenation-ladder-count="no-limit"/>
      <style:text-properties officeooo:paragraph-rsid="008dd3dc" fo:hyphenate="true" fo:hyphenation-remain-char-count="2" fo:hyphenation-push-char-count="2" loext:hyphenation-no-caps="false"/>
    </style:style>
    <style:style style:name="P22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17c381" style:font-name-asian="Times New Roman1" style:font-size-complex="14pt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1a1b41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4891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9729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6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5a446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P27" style:family="paragraph" style:parent-style-name="Standard" style:list-style-name="L1">
      <style:paragraph-properties fo:text-align="start" style:justify-single-word="false" fo:hyphenation-ladder-count="no-limit"/>
      <style:text-properties style:font-name="Times New Roman" fo:font-size="12pt" fo:language="uk" fo:country="UA" fo:font-style="normal" fo:font-weight="normal" officeooo:rsid="00752f12" officeooo:paragraph-rsid="009a5180" fo:background-color="#ffffff" style:font-name-asian="Calibri" style:font-size-asian="12pt" style:font-style-asian="normal" style:font-weight-asian="normal" style:font-name-complex="Times New Roman1" style:font-size-complex="14pt" style:font-style-complex="normal" style:font-weight-complex="normal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4c46c3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fo:font-weight="normal" officeooo:rsid="00752f12" fo:background-color="#ffffff" loext:char-shading-value="0" style:font-name-asian="Calibri" style:font-weight-asian="normal" style:font-name-complex="Times New Roman1" style:font-size-complex="14pt" style:font-weight-complex="normal"/>
    </style:style>
    <style:style style:name="T9" style:family="text">
      <style:text-properties fo:language="uk" fo:country="UA" officeooo:rsid="00752f12" fo:background-color="#ffffff" loext:char-shading-value="0" style:font-name-asian="Calibri" style:font-name-complex="Times New Roman1" style:font-size-complex="14pt"/>
    </style:style>
    <style:style style:name="T10" style:family="text">
      <style:text-properties fo:language="uk" fo:country="UA" officeooo:rsid="00752f12" fo:background-color="#ffffff" loext:char-shading-value="0" style:font-name-asian="Calibri" style:font-name-complex="Times New Roman1"/>
    </style:style>
    <style:style style:name="T11" style:family="text">
      <style:text-properties fo:font-weight="bold" style:font-name-asian="Times New Roman1" style:font-weight-asian="bold" style:font-size-complex="14pt"/>
    </style:style>
    <style:style style:name="T12" style:family="text">
      <style:text-properties fo:font-weight="bold" officeooo:rsid="0086dac9" style:font-name-asian="Times New Roman1" style:font-weight-asian="bold" style:font-size-complex="14pt"/>
    </style:style>
    <style:style style:name="T13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4" style:family="text">
      <style:text-properties officeooo:rsid="0012bbd1"/>
    </style:style>
    <style:style style:name="T15" style:family="text">
      <style:text-properties officeooo:rsid="001d1fd5" style:font-size-complex="14pt"/>
    </style:style>
    <style:style style:name="T16" style:family="text">
      <style:text-properties fo:font-weight="normal" officeooo:rsid="001d1fd5" style:font-weight-asian="normal" style:font-size-complex="14pt" style:font-weight-complex="normal"/>
    </style:style>
    <style:style style:name="T17" style:family="text">
      <style:text-properties fo:font-weight="normal" officeooo:rsid="001f1e98" style:font-weight-asian="normal" style:font-size-complex="14pt" style:font-weight-complex="normal"/>
    </style:style>
    <style:style style:name="T18" style:family="text">
      <style:text-properties fo:font-weight="normal" officeooo:rsid="0021baa0" style:font-weight-asian="normal" style:font-size-complex="14pt" style:font-weight-complex="normal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8dd3dc" fo:background-color="#ffff00" loext:char-shading-value="0" style:font-weight-asian="normal" style:font-size-complex="14pt" style:font-weight-complex="normal"/>
    </style:style>
    <style:style style:name="T21" style:family="text">
      <style:text-properties style:font-name="Times New Roman" fo:font-size="12pt" fo:language="uk" fo:country="UA" fo:font-weight="bold" officeooo:rsid="0025eb9e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T22" style:family="text">
      <style:text-properties style:font-name="Times New Roman" fo:font-size="12pt" fo:language="uk" fo:country="UA" fo:font-weight="normal" officeooo:rsid="008dd3dc" fo:background-color="#ffff00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1in" draw:visible-area-height="1.9811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ІНІСТЕРСТВО ОСВІТИ І НАУКИ УКРАЇНИ</text:p>
      <text:p text:style-name="P4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11">Лабораторна робота №</text:span><text:span text:style-name="T12">4</text:span></text:p>
      <text:p text:style-name="P19"><text:span text:style-name="T11"><text:line-break/></text:span><text:span text:style-name="T3">з дисципліни «</text:span><text:span text:style-name="T4">Розробка програмного забезпечення для мобільних пристроїв</text:span><text:span text:style-name="T13">»</text:span></text:p>
      <text:p text:style-name="P20"/>
      <text:p text:style-name="P18"><text:span text:style-name="T5">на тему: </text:span><text:span text:style-name="T6">«Можливості Firebase. Використання тем та анімації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 Є.</text:p>
      <text:p text:style-name="P8">Прийня<text:span text:style-name="T14">в</text:span>: </text:p>
      <text:p text:style-name="P11">Іванов О.П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7"><text:span text:style-name="T9">Тема. <text:s/></text:span><text:span text:style-name="T8">Можливості Firebase. Використання тем та анімації.</text:span></text:p>
      <text:p text:style-name="P16"><text:span text:style-name="T10">Мета.</text:span><text:span text:style-name="T7"> Ознайомлення з безсерверними технологіями Firebase. Налаштування анімації та</text:span></text:p>
      <text:p text:style-name="P23">теми додатків.</text:p>
      <text:p text:style-name="P14">Завдання. <text:span text:style-name="T23">Створення додатку, що використовує сервіс Firebase.</text:span></text:p>
      <text:p text:style-name="P15">Додаток з функцією обміну повідомленнями, на зразок форуму(спільного чату).</text:p>
      <text:p text:style-name="P15">Повідомлення зберігаються у хмарному сховищі, розділені по папках (folders), користувач</text:p>
      <text:p text:style-name="P15">вказує своє ім’я та може переглядати/надсилати повідомлення до різних папок.</text:p>
      <text:p text:style-name="P15">Удосконалити приклад, додати функції:</text:p>
      <text:list xml:id="list1853131771" text:style-name="L1">
        <text:list-item>
          <text:p text:style-name="P25"><text:span text:style-name="Strong_20_Emphasis"><text:span text:style-name="T19">✅</text:span></text:span>зміна імені користувача</text:p>
        </text:list-item>
        <text:list-item>
          <text:p text:style-name="P26"><text:span text:style-name="Strong_20_Emphasis"><text:span text:style-name="T19">✅</text:span></text:span>вводити назву нової папки при додаванні</text:p>
        </text:list-item>
        <text:list-item>
          <text:p text:style-name="P27"><text:span text:style-name="Strong_20_Emphasis"><text:span text:style-name="T19">✅</text:span></text:span>вивести додаткові дані в список папок (дата створення, користувач)</text:p>
        </text:list-item>
        <text:list-item>
          <text:p text:style-name="P24"><text:span text:style-name="Strong_20_Emphasis"><text:span text:style-name="T19">✅</text:span></text:span>сортувати повідомлення за датою</text:p>
        </text:list-item>
      </text:list>
      <text:p text:style-name="P13"><text:span text:style-name="T15">Текст програми.</text:span><text:span text:style-name="T16"> </text:span><text:a xlink:type="simple" xlink:href="https://github.com/dazzlemon/diit_121-ipz_y3_kpz/blob/main/1/src/main.pl" text:style-name="Internet_20_link" text:visited-style-name="Visited_20_Internet_20_Link"><text:span text:style-name="T18">g</text:span></text:a><text:a xlink:type="simple" xlink:href="https://github.com/dazzlemon/mobile/blob/main/lr4/lib/main.dart" text:style-name="Internet_20_link" text:visited-style-name="Visited_20_Internet_20_Link"><text:span text:style-name="T17">ithub</text:span></text:a></text:p>
      <text:p text:style-name="P21"><text:span text:style-name="T21">Результати виконання програми. </text:span><text:a xlink:type="simple" xlink:href="https://www.youtube.com/watch?v=nH3j5FTT25A" text:style-name="Internet_20_link" text:visited-style-name="Visited_20_Internet_20_Link">youtube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reeSerif" fo:font-size="12pt" fo:language="en" fo:country="US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FreeSerif" fo:font-family="FreeSerif" style:font-family-generic="roman" style:font-pitch="variable" fo:font-size="24pt" fo:font-weight="bold" style:font-name-asian="FreeSans1" style:font-family-asian="FreeSans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0T16:42:08.125930015</meta:creation-date>
    <dc:date>2022-05-18T20:30:10.804246582</dc:date>
    <meta:editing-duration>PT3H33M53S</meta:editing-duration>
    <meta:editing-cycles>123</meta:editing-cycles>
    <meta:generator>LibreOffice/7.2.6.2$Linux_X86_64 LibreOffice_project/20$Build-2</meta:generator>
    <meta:document-statistic meta:table-count="0" meta:image-count="0" meta:object-count="1" meta:page-count="2" meta:paragraph-count="28" meta:word-count="133" meta:character-count="1040" meta:non-whitespace-character-count="932"/>
  </office:meta>
</office:document-meta>
</file>